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format2" style:family="table-cell">
      <style:text-properties fo:font-weight="bold"/>
      <style:paragraph-properties fo:text-align="center"/>
    </style:style>
    <style:style style:name="format1" style:family="table-cell">
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SO3A Questionário  processos e thread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format2">
            <text:p>Sobrenome</text:p>
          </table:table-cell>
          <table:table-cell office:value-type="string" table:style-name="format2">
            <text:p>Nome</text:p>
          </table:table-cell>
          <table:table-cell office:value-type="string" table:style-name="format2">
            <text:p>Instituição</text:p>
          </table:table-cell>
          <table:table-cell office:value-type="string" table:style-name="format2">
            <text:p>Departamento</text:p>
          </table:table-cell>
          <table:table-cell office:value-type="string" table:style-name="format2">
            <text:p>Endereço de email</text:p>
          </table:table-cell>
          <table:table-cell office:value-type="string" table:style-name="format2">
            <text:p>Estado</text:p>
          </table:table-cell>
          <table:table-cell office:value-type="string" table:style-name="format2">
            <text:p>Iniciado em</text:p>
          </table:table-cell>
          <table:table-cell office:value-type="string" table:style-name="format2">
            <text:p>Completo</text:p>
          </table:table-cell>
          <table:table-cell office:value-type="string" table:style-name="format2">
            <text:p>Tempo utilizado</text:p>
          </table:table-cell>
          <table:table-cell office:value-type="string" table:style-name="format2">
            <text:p>Avaliar/10,00</text:p>
          </table:table-cell>
          <table:table-cell office:value-type="string" table:style-name="format2">
            <text:p>Q. 1 /1,00</text:p>
          </table:table-cell>
          <table:table-cell office:value-type="string" table:style-name="format2">
            <text:p>Q. 2 /1,00</text:p>
          </table:table-cell>
          <table:table-cell office:value-type="string" table:style-name="format2">
            <text:p>Q. 3 /1,00</text:p>
          </table:table-cell>
          <table:table-cell office:value-type="string" table:style-name="format2">
            <text:p>Q. 4 /1,00</text:p>
          </table:table-cell>
          <table:table-cell office:value-type="string" table:style-name="format2">
            <text:p>Q. 5 /1,00</text:p>
          </table:table-cell>
          <table:table-cell office:value-type="string" table:style-name="format2">
            <text:p>Q. 6 /1,00</text:p>
          </table:table-cell>
          <table:table-cell office:value-type="string" table:style-name="format2">
            <text:p>Q. 7 /2,00</text:p>
          </table:table-cell>
          <table:table-cell office:value-type="string" table:style-name="format2">
            <text:p>Q. 8 /2,00</text:p>
          </table:table-cell>
        </table:table-row>
        <table:table-row>
          <table:table-cell office:value-type="string" table:style-name="format1">
            <text:p>Loureiro </text:p>
          </table:table-cell>
          <table:table-cell office:value-type="string" table:style-name="format1">
            <text:p>Sophi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sophia.loureiro.sc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5 março 2018  14:53</text:p>
          </table:table-cell>
          <table:table-cell office:value-type="string" table:style-name="format1">
            <text:p>19 março 2018  14:15</text:p>
          </table:table-cell>
          <table:table-cell office:value-type="string" table:style-name="format1">
            <text:p>13 dias 23 horas</text:p>
          </table:table-cell>
          <table:table-cell office:value-type="string" table:style-name="format1">
            <text:p>8,1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0,50</text:p>
          </table:table-cell>
          <table:table-cell office:value-type="string" table:style-name="format1">
            <text:p>0,8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0,00</text:p>
          </table:table-cell>
          <table:table-cell office:value-type="string" table:style-name="format1">
            <text:p>0,80</text:p>
          </table:table-cell>
          <table:table-cell office:value-type="string" table:style-name="format1">
            <text:p>2,00</text:p>
          </table:table-cell>
          <table:table-cell office:value-type="string" table:style-name="format1">
            <text:p>2,00</text:p>
          </table:table-cell>
        </table:table-row>
        <table:table-row>
          <table:table-cell office:value-type="string" table:style-name="format1">
            <text:p>Pavani</text:p>
          </table:table-cell>
          <table:table-cell office:value-type="string" table:style-name="format1">
            <text:p>Milen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milenapavanip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5 março 2018  14:53</text:p>
          </table:table-cell>
          <table:table-cell office:value-type="string" table:style-name="format1">
            <text:p>17 março 2018  08:35</text:p>
          </table:table-cell>
          <table:table-cell office:value-type="string" table:style-name="format1">
            <text:p>11 dias 17 horas</text:p>
          </table:table-cell>
          <table:table-cell office:value-type="string" table:style-name="format1">
            <text:p>9,2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0,5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0,7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2,00</text:p>
          </table:table-cell>
          <table:table-cell office:value-type="string" table:style-name="format1">
            <text:p>2,00</text:p>
          </table:table-cell>
        </table:table-row>
        <table:table-row>
          <table:table-cell office:value-type="string" table:style-name="format1">
            <text:p>Silva</text:p>
          </table:table-cell>
          <table:table-cell office:value-type="string" table:style-name="format1">
            <text:p>Sthefany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sthefany1@hotmail.com</text:p>
          </table:table-cell>
          <table:table-cell office:value-type="string" table:style-name="format1">
            <text:p>Em progresso</text:p>
          </table:table-cell>
          <table:table-cell office:value-type="string" table:style-name="format1">
            <text:p>5 março 2018  14:53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</table:table-row>
        <table:table-row>
          <table:table-cell office:value-type="string" table:style-name="format1">
            <text:p>Santos Costa</text:p>
          </table:table-cell>
          <table:table-cell office:value-type="string" table:style-name="format1">
            <text:p>Luis Filipe 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lipe_scosta@hot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5 março 2018  14:54</text:p>
          </table:table-cell>
          <table:table-cell office:value-type="string" table:style-name="format1">
            <text:p>17 março 2018  15:19</text:p>
          </table:table-cell>
          <table:table-cell office:value-type="string" table:style-name="format1">
            <text:p>12 dias</text:p>
          </table:table-cell>
          <table:table-cell office:value-type="string" table:style-name="format1">
            <text:p>9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0,50</text:p>
          </table:table-cell>
          <table:table-cell office:value-type="string" table:style-name="format1">
            <text:p>0,5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2,00</text:p>
          </table:table-cell>
          <table:table-cell office:value-type="string" table:style-name="format1">
            <text:p>2,00</text:p>
          </table:table-cell>
        </table:table-row>
        <table:table-row>
          <table:table-cell office:value-type="string" table:style-name="format1">
            <text:p>Bussinger</text:p>
          </table:table-cell>
          <table:table-cell office:value-type="string" table:style-name="format1">
            <text:p>Júli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ulia.bussingerveiga@hot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5 março 2018  14:54</text:p>
          </table:table-cell>
          <table:table-cell office:value-type="string" table:style-name="format1">
            <text:p>17 março 2018  08:42</text:p>
          </table:table-cell>
          <table:table-cell office:value-type="string" table:style-name="format1">
            <text:p>11 dias 17 horas</text:p>
          </table:table-cell>
          <table:table-cell office:value-type="string" table:style-name="format1">
            <text:p>9,6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0,7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0,9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2,00</text:p>
          </table:table-cell>
          <table:table-cell office:value-type="string" table:style-name="format1">
            <text:p>2,00</text:p>
          </table:table-cell>
        </table:table-row>
        <table:table-row>
          <table:table-cell office:value-type="string" table:style-name="format1">
            <text:p>fraga</text:p>
          </table:table-cell>
          <table:table-cell office:value-type="string" table:style-name="format1">
            <text:p>miguel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fragarosana2@yahoo.com.br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5 março 2018  14:54</text:p>
          </table:table-cell>
          <table:table-cell office:value-type="string" table:style-name="format1">
            <text:p>17 março 2018  08:42</text:p>
          </table:table-cell>
          <table:table-cell office:value-type="string" table:style-name="format1">
            <text:p>11 dias 17 horas</text:p>
          </table:table-cell>
          <table:table-cell office:value-type="string" table:style-name="format1">
            <text:p>8,7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0,7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0,50</text:p>
          </table:table-cell>
          <table:table-cell office:value-type="string" table:style-name="format1">
            <text:p>0,5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2,00</text:p>
          </table:table-cell>
          <table:table-cell office:value-type="string" table:style-name="format1">
            <text:p>2,00</text:p>
          </table:table-cell>
        </table:table-row>
        <table:table-row>
          <table:table-cell office:value-type="string" table:style-name="format1">
            <text:p>Pereira</text:p>
          </table:table-cell>
          <table:table-cell office:value-type="string" table:style-name="format1">
            <text:p>Marcos 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marcos10jrpereira@hot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5 março 2018  14:54</text:p>
          </table:table-cell>
          <table:table-cell office:value-type="string" table:style-name="format1">
            <text:p>16 março 2018  22:07</text:p>
          </table:table-cell>
          <table:table-cell office:value-type="string" table:style-name="format1">
            <text:p>11 dias 7 horas</text:p>
          </table:table-cell>
          <table:table-cell office:value-type="string" table:style-name="format1">
            <text:p>9,7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0,7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2,00</text:p>
          </table:table-cell>
          <table:table-cell office:value-type="string" table:style-name="format1">
            <text:p>2,00</text:p>
          </table:table-cell>
        </table:table-row>
        <table:table-row>
          <table:table-cell office:value-type="string" table:style-name="format1">
            <text:p>Siqueira</text:p>
          </table:table-cell>
          <table:table-cell office:value-type="string" table:style-name="format1">
            <text:p>Vinicius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vinisiqueira00@outlook.com.br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5 março 2018  14:55</text:p>
          </table:table-cell>
          <table:table-cell office:value-type="string" table:style-name="format1">
            <text:p>17 março 2018  08:54</text:p>
          </table:table-cell>
          <table:table-cell office:value-type="string" table:style-name="format1">
            <text:p>11 dias 17 horas</text:p>
          </table:table-cell>
          <table:table-cell office:value-type="string" table:style-name="format1">
            <text:p>10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2,00</text:p>
          </table:table-cell>
          <table:table-cell office:value-type="string" table:style-name="format1">
            <text:p>2,00</text:p>
          </table:table-cell>
        </table:table-row>
        <table:table-row>
          <table:table-cell office:value-type="string" table:style-name="format1">
            <text:p>Pacheco Costa</text:p>
          </table:table-cell>
          <table:table-cell office:value-type="string" table:style-name="format1">
            <text:p>Sar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sara.pcosta15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5 março 2018  14:55</text:p>
          </table:table-cell>
          <table:table-cell office:value-type="string" table:style-name="format1">
            <text:p>16 abril 2018  15:08</text:p>
          </table:table-cell>
          <table:table-cell office:value-type="string" table:style-name="format1">
            <text:p>42 dias</text:p>
          </table:table-cell>
          <table:table-cell office:value-type="string" table:style-name="format1">
            <text:p>2,50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0,50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0,00</text:p>
          </table:table-cell>
          <table:table-cell office:value-type="string" table:style-name="format1">
            <text:p>-</text:p>
          </table:table-cell>
        </table:table-row>
        <table:table-row>
          <table:table-cell office:value-type="string" table:style-name="format1">
            <text:p>combar vianna</text:p>
          </table:table-cell>
          <table:table-cell office:value-type="string" table:style-name="format1">
            <text:p>vinicius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viniciuscvianna@hot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5 março 2018  15:27</text:p>
          </table:table-cell>
          <table:table-cell office:value-type="string" table:style-name="format1">
            <text:p>17 março 2018  08:49</text:p>
          </table:table-cell>
          <table:table-cell office:value-type="string" table:style-name="format1">
            <text:p>11 dias 17 horas</text:p>
          </table:table-cell>
          <table:table-cell office:value-type="string" table:style-name="format1">
            <text:p>9,40</text:p>
          </table:table-cell>
          <table:table-cell office:value-type="string" table:style-name="format1">
            <text:p>0,80</text:p>
          </table:table-cell>
          <table:table-cell office:value-type="string" table:style-name="format1">
            <text:p>0,8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0,8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2,00</text:p>
          </table:table-cell>
          <table:table-cell office:value-type="string" table:style-name="format1">
            <text:p>2,00</text:p>
          </table:table-cell>
        </table:table-row>
        <table:table-row>
          <table:table-cell office:value-type="string" table:style-name="format1">
            <text:p>Netto Cardinot</text:p>
          </table:table-cell>
          <table:table-cell office:value-type="string" table:style-name="format1">
            <text:p>João Fernando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fnetto06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5 março 2018  16:55</text:p>
          </table:table-cell>
          <table:table-cell office:value-type="string" table:style-name="format1">
            <text:p>17 março 2018  08:43</text:p>
          </table:table-cell>
          <table:table-cell office:value-type="string" table:style-name="format1">
            <text:p>11 dias 15 horas</text:p>
          </table:table-cell>
          <table:table-cell office:value-type="string" table:style-name="format1">
            <text:p>9,8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0,8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2,00</text:p>
          </table:table-cell>
          <table:table-cell office:value-type="string" table:style-name="format1">
            <text:p>2,00</text:p>
          </table:table-cell>
        </table:table-row>
        <table:table-row>
          <table:table-cell office:value-type="string" table:style-name="format1">
            <text:p>jardim</text:p>
          </table:table-cell>
          <table:table-cell office:value-type="string" table:style-name="format1">
            <text:p>isabel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isajardim05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5 março 2018  17:01</text:p>
          </table:table-cell>
          <table:table-cell office:value-type="string" table:style-name="format1">
            <text:p>17 março 2018  08:40</text:p>
          </table:table-cell>
          <table:table-cell office:value-type="string" table:style-name="format1">
            <text:p>11 dias 15 horas</text:p>
          </table:table-cell>
          <table:table-cell office:value-type="string" table:style-name="format1">
            <text:p>9,5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0,5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2,00</text:p>
          </table:table-cell>
          <table:table-cell office:value-type="string" table:style-name="format1">
            <text:p>2,00</text:p>
          </table:table-cell>
        </table:table-row>
        <table:table-row>
          <table:table-cell office:value-type="string" table:style-name="format1">
            <text:p>silva knust</text:p>
          </table:table-cell>
          <table:table-cell office:value-type="string" table:style-name="format1">
            <text:p>gabriel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gabrielsilvaknustws@hot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5 março 2018  17:05</text:p>
          </table:table-cell>
          <table:table-cell office:value-type="string" table:style-name="format1">
            <text:p>25 março 2018  15:31</text:p>
          </table:table-cell>
          <table:table-cell office:value-type="string" table:style-name="format1">
            <text:p>19 dias 22 horas</text:p>
          </table:table-cell>
          <table:table-cell office:value-type="string" table:style-name="format1">
            <text:p>0,00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</table:table-row>
        <table:table-row>
          <table:table-cell office:value-type="string" table:style-name="format1">
            <text:p>Buquer</text:p>
          </table:table-cell>
          <table:table-cell office:value-type="string" table:style-name="format1">
            <text:p>Gabriel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gabrielb12332@hot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5 março 2018  17:05</text:p>
          </table:table-cell>
          <table:table-cell office:value-type="string" table:style-name="format1">
            <text:p>17 março 2018  08:29</text:p>
          </table:table-cell>
          <table:table-cell office:value-type="string" table:style-name="format1">
            <text:p>11 dias 15 horas</text:p>
          </table:table-cell>
          <table:table-cell office:value-type="string" table:style-name="format1">
            <text:p>9,9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0,9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2,00</text:p>
          </table:table-cell>
          <table:table-cell office:value-type="string" table:style-name="format1">
            <text:p>2,00</text:p>
          </table:table-cell>
        </table:table-row>
        <table:table-row>
          <table:table-cell office:value-type="string" table:style-name="format1">
            <text:p>Azis</text:p>
          </table:table-cell>
          <table:table-cell office:value-type="string" table:style-name="format1">
            <text:p>Guilherme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guilherme_azis@hot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5 março 2018  17:05</text:p>
          </table:table-cell>
          <table:table-cell office:value-type="string" table:style-name="format1">
            <text:p>17 março 2018  08:38</text:p>
          </table:table-cell>
          <table:table-cell office:value-type="string" table:style-name="format1">
            <text:p>11 dias 15 horas</text:p>
          </table:table-cell>
          <table:table-cell office:value-type="string" table:style-name="format1">
            <text:p>10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2,00</text:p>
          </table:table-cell>
          <table:table-cell office:value-type="string" table:style-name="format1">
            <text:p>2,00</text:p>
          </table:table-cell>
        </table:table-row>
        <table:table-row>
          <table:table-cell office:value-type="string" table:style-name="format1">
            <text:p>Tavares</text:p>
          </table:table-cell>
          <table:table-cell office:value-type="string" table:style-name="format1">
            <text:p>Arthur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arthurthorp@hot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5 março 2018  17:05</text:p>
          </table:table-cell>
          <table:table-cell office:value-type="string" table:style-name="format1">
            <text:p>15 março 2018  15:02</text:p>
          </table:table-cell>
          <table:table-cell office:value-type="string" table:style-name="format1">
            <text:p>9 dias 21 horas</text:p>
          </table:table-cell>
          <table:table-cell office:value-type="string" table:style-name="format1">
            <text:p>9,90</text:p>
          </table:table-cell>
          <table:table-cell office:value-type="string" table:style-name="format1">
            <text:p>0,9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2,00</text:p>
          </table:table-cell>
          <table:table-cell office:value-type="string" table:style-name="format1">
            <text:p>2,00</text:p>
          </table:table-cell>
        </table:table-row>
        <table:table-row>
          <table:table-cell office:value-type="string" table:style-name="format1">
            <text:p>Jandres Cavalcanti</text:p>
          </table:table-cell>
          <table:table-cell office:value-type="string" table:style-name="format1">
            <text:p>Gabriele 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gabrielejandres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5 março 2018  17:05</text:p>
          </table:table-cell>
          <table:table-cell office:value-type="string" table:style-name="format1">
            <text:p>17 março 2018  08:28</text:p>
          </table:table-cell>
          <table:table-cell office:value-type="string" table:style-name="format1">
            <text:p>11 dias 15 horas</text:p>
          </table:table-cell>
          <table:table-cell office:value-type="string" table:style-name="format1">
            <text:p>9,8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0,8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2,00</text:p>
          </table:table-cell>
          <table:table-cell office:value-type="string" table:style-name="format1">
            <text:p>2,00</text:p>
          </table:table-cell>
        </table:table-row>
        <table:table-row>
          <table:table-cell office:value-type="string" table:style-name="format1">
            <text:p>Sanglar</text:p>
          </table:table-cell>
          <table:table-cell office:value-type="string" table:style-name="format1">
            <text:p>Francine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francine.sanglar@hot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5 março 2018  17:06</text:p>
          </table:table-cell>
          <table:table-cell office:value-type="string" table:style-name="format1">
            <text:p>16 março 2018  20:19</text:p>
          </table:table-cell>
          <table:table-cell office:value-type="string" table:style-name="format1">
            <text:p>11 dias 3 horas</text:p>
          </table:table-cell>
          <table:table-cell office:value-type="string" table:style-name="format1">
            <text:p>9,9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0,9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2,00</text:p>
          </table:table-cell>
          <table:table-cell office:value-type="string" table:style-name="format1">
            <text:p>2,00</text:p>
          </table:table-cell>
        </table:table-row>
        <table:table-row>
          <table:table-cell office:value-type="string" table:style-name="format1">
            <text:p>Araujo Rocha Derrihu</text:p>
          </table:table-cell>
          <table:table-cell office:value-type="string" table:style-name="format1">
            <text:p>Izabelle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izabellederrihu64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5 março 2018  17:06</text:p>
          </table:table-cell>
          <table:table-cell office:value-type="string" table:style-name="format1">
            <text:p>17 março 2018  09:03</text:p>
          </table:table-cell>
          <table:table-cell office:value-type="string" table:style-name="format1">
            <text:p>11 dias 15 horas</text:p>
          </table:table-cell>
          <table:table-cell office:value-type="string" table:style-name="format1">
            <text:p>9,8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0,8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2,00</text:p>
          </table:table-cell>
          <table:table-cell office:value-type="string" table:style-name="format1">
            <text:p>2,00</text:p>
          </table:table-cell>
        </table:table-row>
        <table:table-row>
          <table:table-cell office:value-type="string" table:style-name="format1">
            <text:p>Oliveira</text:p>
          </table:table-cell>
          <table:table-cell office:value-type="string" table:style-name="format1">
            <text:p>Gabriel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limagabriel16@hot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5 março 2018  17:07</text:p>
          </table:table-cell>
          <table:table-cell office:value-type="string" table:style-name="format1">
            <text:p>17 março 2018  08:33</text:p>
          </table:table-cell>
          <table:table-cell office:value-type="string" table:style-name="format1">
            <text:p>11 dias 15 horas</text:p>
          </table:table-cell>
          <table:table-cell office:value-type="string" table:style-name="format1">
            <text:p>9,8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0,8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2,00</text:p>
          </table:table-cell>
          <table:table-cell office:value-type="string" table:style-name="format1">
            <text:p>2,00</text:p>
          </table:table-cell>
        </table:table-row>
        <table:table-row>
          <table:table-cell office:value-type="string" table:style-name="format1">
            <text:p>Diniz</text:p>
          </table:table-cell>
          <table:table-cell office:value-type="string" table:style-name="format1">
            <text:p>Vitoria 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vitoria.moura1706@gmail.com</text:p>
          </table:table-cell>
          <table:table-cell office:value-type="string" table:style-name="format1">
            <text:p>Em progresso</text:p>
          </table:table-cell>
          <table:table-cell office:value-type="string" table:style-name="format1">
            <text:p>9 março 2018  22:37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</table:table-row>
        <table:table-row>
          <table:table-cell office:value-type="string" table:style-name="format1">
            <text:p>Duarte</text:p>
          </table:table-cell>
          <table:table-cell office:value-type="string" table:style-name="format1">
            <text:p>Nattan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nattanfd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2 março 2018  14:08</text:p>
          </table:table-cell>
          <table:table-cell office:value-type="string" table:style-name="format1">
            <text:p>18 março 2018  15:38</text:p>
          </table:table-cell>
          <table:table-cell office:value-type="string" table:style-name="format1">
            <text:p>6 dias 1 hora</text:p>
          </table:table-cell>
          <table:table-cell office:value-type="string" table:style-name="format1">
            <text:p>0,00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</table:table-row>
        <table:table-row>
          <table:table-cell office:value-type="string" table:style-name="format1">
            <text:p>Heringer</text:p>
          </table:table-cell>
          <table:table-cell office:value-type="string" table:style-name="format1">
            <text:p>José Vítor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osevitorheringer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2 março 2018  14:13</text:p>
          </table:table-cell>
          <table:table-cell office:value-type="string" table:style-name="format1">
            <text:p>17 março 2018  18:43</text:p>
          </table:table-cell>
          <table:table-cell office:value-type="string" table:style-name="format1">
            <text:p>5 dias 4 horas</text:p>
          </table:table-cell>
          <table:table-cell office:value-type="string" table:style-name="format1">
            <text:p>10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2,00</text:p>
          </table:table-cell>
          <table:table-cell office:value-type="string" table:style-name="format1">
            <text:p>2,00</text:p>
          </table:table-cell>
        </table:table-row>
        <table:table-row>
          <table:table-cell office:value-type="string" table:style-name="format1">
            <text:p>Oliveira Silva</text:p>
          </table:table-cell>
          <table:table-cell office:value-type="string" table:style-name="format1">
            <text:p>Juan Victor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uanvictoroliveira2009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2 março 2018  14:15</text:p>
          </table:table-cell>
          <table:table-cell office:value-type="string" table:style-name="format1">
            <text:p>17 março 2018  19:05</text:p>
          </table:table-cell>
          <table:table-cell office:value-type="string" table:style-name="format1">
            <text:p>5 dias 4 horas</text:p>
          </table:table-cell>
          <table:table-cell office:value-type="string" table:style-name="format1">
            <text:p>10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2,00</text:p>
          </table:table-cell>
          <table:table-cell office:value-type="string" table:style-name="format1">
            <text:p>2,00</text:p>
          </table:table-cell>
        </table:table-row>
        <table:table-row>
          <table:table-cell office:value-type="string" table:style-name="format1">
            <text:p>Quintes</text:p>
          </table:table-cell>
          <table:table-cell office:value-type="string" table:style-name="format1">
            <text:p>Ana Beatriz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anabeatrizquintes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2 março 2018  15:36</text:p>
          </table:table-cell>
          <table:table-cell office:value-type="string" table:style-name="format1">
            <text:p>19 março 2018  16:10</text:p>
          </table:table-cell>
          <table:table-cell office:value-type="string" table:style-name="format1">
            <text:p>7 dias</text:p>
          </table:table-cell>
          <table:table-cell office:value-type="string" table:style-name="format1">
            <text:p>3,90</text:p>
          </table:table-cell>
          <table:table-cell office:value-type="string" table:style-name="format1">
            <text:p>0,9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2,00</text:p>
          </table:table-cell>
        </table:table-row>
        <table:table-row>
          <table:table-cell office:value-type="string" table:style-name="format1">
            <text:p>Rodrigues Almeida</text:p>
          </table:table-cell>
          <table:table-cell office:value-type="string" table:style-name="format1">
            <text:p>Eliz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elizaralmeida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2 março 2018  16:03</text:p>
          </table:table-cell>
          <table:table-cell office:value-type="string" table:style-name="format1">
            <text:p>17 março 2018  08:35</text:p>
          </table:table-cell>
          <table:table-cell office:value-type="string" table:style-name="format1">
            <text:p>4 dias 16 horas</text:p>
          </table:table-cell>
          <table:table-cell office:value-type="string" table:style-name="format1">
            <text:p>9,5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0,5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2,00</text:p>
          </table:table-cell>
          <table:table-cell office:value-type="string" table:style-name="format1">
            <text:p>2,00</text:p>
          </table:table-cell>
        </table:table-row>
        <table:table-row>
          <table:table-cell office:value-type="string" table:style-name="format1">
            <text:p>Ferreira</text:p>
          </table:table-cell>
          <table:table-cell office:value-type="string" table:style-name="format1">
            <text:p>Beatriz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bibi.ferr01@yahoo.com.br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2 março 2018  16:10</text:p>
          </table:table-cell>
          <table:table-cell office:value-type="string" table:style-name="format1">
            <text:p>17 março 2018  08:35</text:p>
          </table:table-cell>
          <table:table-cell office:value-type="string" table:style-name="format1">
            <text:p>4 dias 16 horas</text:p>
          </table:table-cell>
          <table:table-cell office:value-type="string" table:style-name="format1">
            <text:p>9,4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0,9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0,5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2,00</text:p>
          </table:table-cell>
          <table:table-cell office:value-type="string" table:style-name="format1">
            <text:p>2,00</text:p>
          </table:table-cell>
        </table:table-row>
        <table:table-row>
          <table:table-cell office:value-type="string" table:style-name="format1">
            <text:p>Faria</text:p>
          </table:table-cell>
          <table:table-cell office:value-type="string" table:style-name="format1">
            <text:p>Ana Clara 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anaclaramfaria@hot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2 março 2018  16:12</text:p>
          </table:table-cell>
          <table:table-cell office:value-type="string" table:style-name="format1">
            <text:p>17 março 2018  08:28</text:p>
          </table:table-cell>
          <table:table-cell office:value-type="string" table:style-name="format1">
            <text:p>4 dias 16 horas</text:p>
          </table:table-cell>
          <table:table-cell office:value-type="string" table:style-name="format1">
            <text:p>9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0,7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0,30</text:p>
          </table:table-cell>
          <table:table-cell office:value-type="string" table:style-name="format1">
            <text:p>1,00</text:p>
          </table:table-cell>
          <table:table-cell office:value-type="string" table:style-name="format1">
            <text:p>2,00</text:p>
          </table:table-cell>
          <table:table-cell office:value-type="string" table:style-name="format1">
            <text:p>2,00</text:p>
          </table:table-cell>
        </table:table-row>
        <table:table-row>
          <table:table-cell office:value-type="string" table:style-name="format1">
            <text:p>Monteiro</text:p>
          </table:table-cell>
          <table:table-cell office:value-type="string" table:style-name="format1">
            <text:p>Hugo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Hugomonteirosouza@hotmail.com</text:p>
          </table:table-cell>
          <table:table-cell office:value-type="string" table:style-name="format1">
            <text:p>Em progresso</text:p>
          </table:table-cell>
          <table:table-cell office:value-type="string" table:style-name="format1">
            <text:p>13 março 2018  19:53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</table:table-row>
        <table:table-row>
          <table:table-cell office:value-type="string" table:style-name="format1">
            <text:p>Almeida dos Santos</text:p>
          </table:table-cell>
          <table:table-cell office:value-type="string" table:style-name="format1">
            <text:p>José Victor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osevictorjasam@yahoo.com.br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5 março 2018  18:23</text:p>
          </table:table-cell>
          <table:table-cell office:value-type="string" table:style-name="format1">
            <text:p>6 abril 2018  14:18</text:p>
          </table:table-cell>
          <table:table-cell office:value-type="string" table:style-name="format1">
            <text:p>21 dias 19 horas</text:p>
          </table:table-cell>
          <table:table-cell office:value-type="string" table:style-name="format1">
            <text:p>2,00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2,00</text:p>
          </table:table-cell>
          <table:table-cell office:value-type="string" table:style-name="format1">
            <text:p>-</text:p>
          </table:table-cell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format1">
            <text:p>Média geral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8,09</text:p>
          </table:table-cell>
          <table:table-cell office:value-type="string" table:style-name="format1">
            <text:p>0,84</text:p>
          </table:table-cell>
          <table:table-cell office:value-type="string" table:style-name="format1">
            <text:p>0,77</text:p>
          </table:table-cell>
          <table:table-cell office:value-type="string" table:style-name="format1">
            <text:p>0,79</text:p>
          </table:table-cell>
          <table:table-cell office:value-type="string" table:style-name="format1">
            <text:p>0,83</text:p>
          </table:table-cell>
          <table:table-cell office:value-type="string" table:style-name="format1">
            <text:p>0,65</text:p>
          </table:table-cell>
          <table:table-cell office:value-type="string" table:style-name="format1">
            <text:p>0,81</text:p>
          </table:table-cell>
          <table:table-cell office:value-type="string" table:style-name="format1">
            <text:p>1,70</text:p>
          </table:table-cell>
          <table:table-cell office:value-type="string" table:style-name="format1">
            <text:p>1,7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2.9.2+ (Build: 20151002)</meta:generator>
    <meta:initial-creator>Bruno Policarpo</meta:initial-creator>
    <meta:creation-date>2018-04-18T21:49:41</meta:creation-date>
    <meta:document-statistic meta:table-count="1" meta:cell-count="0" meta:object-count="0"/>
  </office:meta>
</office:document-meta>
</file>